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" style:font-family-generic="swiss" style:font-pitch="variable"/>
    <style:font-face style:name="Verdana1" svg:font-family="Verdana, sans-serif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Verdana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Verdana"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Verdana" fo:font-size="12pt" style:text-underline-style="none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Verdana" fo:font-size="12pt" style:text-underline-style="none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Verdana" fo:font-size="12pt" style:text-underline-style="none" fo:font-weight="normal" officeooo:rsid="001568de" officeooo:paragraph-rsid="001568d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Verdana" fo:font-size="12pt" style:text-underline-style="solid" style:text-underline-width="auto" style:text-underline-color="font-color" fo:font-weight="normal" officeooo:rsid="001568de" officeooo:paragraph-rsid="001568de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Verdana" fo:font-size="12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Verdana"/>
    </style:style>
    <style:style style:name="P12" style:family="paragraph" style:parent-style-name="Heading_20_1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13" style:family="paragraph" style:parent-style-name="Text_20_body" style:list-style-name="L1">
      <style:paragraph-properties fo:margin-top="0in" fo:margin-bottom="0in" style:contextual-spacing="false" fo:line-height="100%"/>
      <style:text-properties style:font-name="Verdana" fo:font-size="12pt" style:text-underline-style="none" style:font-size-asian="12pt" style:font-size-complex="12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/>
      <style:text-properties style:font-name="Verdana" fo:font-size="12pt" style:text-underline-style="none" style:font-size-asian="12pt" style:font-size-complex="12pt"/>
    </style:style>
    <style:style style:name="P15" style:family="paragraph" style:parent-style-name="Text_20_body" style:list-style-name="L4">
      <style:paragraph-properties fo:margin-top="0in" fo:margin-bottom="0in" style:contextual-spacing="false" fo:line-height="100%" fo:text-align="justify" style:justify-single-word="false"/>
      <style:text-properties style:font-name="Verdana" fo:font-size="12pt" style:text-underline-style="none" style:font-size-asian="12pt" style:font-size-complex="12pt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line-height="100%" fo:text-indent="0in" style:auto-text-indent="false"/>
      <style:text-properties style:font-name="Verdana" fo:font-size="12pt" style:font-size-asian="12pt" style:font-size-complex="12pt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line-height="100%" fo:text-indent="0in" style:auto-text-indent="false"/>
      <style:text-properties style:font-name="Verdana" fo:font-size="12pt" style:font-size-asian="12pt" style:font-size-complex="12pt"/>
    </style:style>
    <style:style style:name="T1" style:family="text">
      <style:text-properties style:text-underline-style="none" style:font-size-asian="12pt" style:font-size-complex="12pt"/>
    </style:style>
    <style:style style:name="T2" style:family="text">
      <style:text-properties style:text-underline-style="none" officeooo:rsid="001bceb8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8de" style:font-size-asian="12pt" style:font-size-complex="12pt"/>
    </style:style>
    <style:style style:name="T5" style:family="text">
      <style:text-properties fo:font-size="12pt" officeooo:rsid="00170954" style:font-size-asian="12pt" style:font-size-complex="12pt"/>
    </style:style>
    <style:style style:name="T6" style:family="text">
      <style:text-properties fo:font-size="12pt" officeooo:rsid="0018669b" style:font-size-asian="12pt" style:font-size-complex="12pt"/>
    </style:style>
    <style:style style:name="T7" style:family="text">
      <style:text-properties fo:font-size="12pt" officeooo:rsid="001a3de0" style:font-size-asian="12pt" style:font-size-complex="12pt"/>
    </style:style>
    <style:style style:name="T8" style:family="text">
      <style:text-properties fo:font-size="12pt" officeooo:rsid="001ae52d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Verdana1"/>
    </style:style>
    <style:style style:name="T11" style:family="text">
      <style:text-properties officeooo:rsid="0012f7a6"/>
    </style:style>
    <style:style style:name="T12" style:family="text">
      <style:text-properties officeooo:rsid="0017b462"/>
    </style:style>
    <style:style style:name="T13" style:family="text">
      <style:text-properties officeooo:rsid="001a3de0"/>
    </style:style>
    <style:style style:name="T14" style:family="text">
      <style:text-properties officeooo:rsid="001ae52d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Demonstrátori pályázat</text:h>
      <text:p text:style-name="P11"/>
      <text:p text:style-name="P11">A<text:span text:style-name="T3"> BME Számítástudományi és Információelméleti Tanszéke demonstrátori pályázatot hirdet a 20</text:span><text:span text:style-name="T6">2</text:span><text:span text:style-name="T8">2</text:span><text:span text:style-name="T3">/</text:span><text:span text:style-name="T5">202</text:span><text:span text:style-name="T8">3</text:span><text:span text:style-name="T3">. tanév őszi félévére Bevezetés a számításelméletbe 1., Számítástudomány alapjai, Valószínűségszámítás, </text:span><text:span text:style-name="T4">Deklaratív programozás </text:span><text:span text:style-name="T7">és </text:span><text:span text:style-name="T3">Nyelvek és automaták <text:s/>tárgyakból.</text:span></text:p>
      <text:p text:style-name="P6"/>
      <text:p text:style-name="P6">A demonstrátor feladata a Nyelvek és automaták tárgy esetén:</text:p>
      <text:p text:style-name="P6"/>
      <text:p text:style-name="P3">A félév során íratott zárthelyi dolgozatok javítása.</text:p>
      <text:p text:style-name="P3"/>
      <text:p text:style-name="P9">A demonstrátor feladata a Deklaratív programozás tárgy esetén:</text:p>
      <text:p text:style-name="P9"/>
      <text:p text:style-name="P5">Közreműködés a gyakorlatok megtartásában, házi feladatok ellenőrzése, zárthelyi dolgozatok javítása.</text:p>
      <text:p text:style-name="P8"/>
      <text:p text:style-name="P8">A demonstrátor feladata a többi tárgy esetén:</text:p>
      <text:p text:style-name="P8"/>
      <text:list xml:id="list2204832028" text:style-name="L1">
        <text:list-item>
          <text:p text:style-name="P13">Az oktatott tárgy gyakorlatainak önálló megtartása.</text:p>
        </text:list-item>
        <text:list-item>
          <text:p text:style-name="P13">Az évközi zárthelyik <text:span text:style-name="T11">és (a Valószínűségszámítás tárgy esetén) az írásbeli vizsgák </text:span>kijavítása és az eredmények adminisztrálása. </text:p>
        </text:list-item>
        <text:list-item>
          <text:p text:style-name="P13">A zárthelyik és az írásbeli vizsgák teremfelügyeletében való közreműködés.</text:p>
        </text:list-item>
        <text:list-item>
          <text:p text:style-name="P13">A BSc diplomával már rendelkező demonstrátorok esetében a szóbeli <text:s/>vizsgák lebonyolításában való technikai jellegű közreműködés.</text:p>
          <text:p text:style-name="P14"/>
        </text:list-item>
      </text:list>
      <text:p text:style-name="P1"/>
      <text:p text:style-name="P7">A pályázatra jelentkezhet, aki:</text:p>
      <text:list xml:id="list3763962604" text:style-name="L2">
        <text:list-item>
          <text:p text:style-name="P16">a BME-vel vagy más felsőoktatási intézménnyel aktív alap-, mester- vagy osztatlan képzéses hallgatói jogviszonyban áll.</text:p>
        </text:list-item>
        <text:list-item>
          <text:p text:style-name="P16">vagy <text:span text:style-name="T9">(a)</text:span> rendelkezik alapképzésben vagy osztatlan képzésben szerzett oklevéllel, vagy <text:span text:style-name="T9">(b)</text:span> van legalább annyiszor 25 kreditje, ahány lezárt féléve van és halmozott súlyozott átlaga meghaladja a 3,50-et vagy <text:span text:style-name="T9">(c)</text:span> van legalább 60 kreditje, és az utolsó két aktív félévében az ösztöndíj indexe legalább 3,5.</text:p>
        </text:list-item>
        <text:list-item>
          <text:p text:style-name="P16">nem áll fegyelmi büntetés hatálya alatt.</text:p>
        </text:list-item>
      </text:list>
      <text:p text:style-name="P7"/>
      <text:p text:style-name="P7">Jogok és kötelezettségek:</text:p>
      <text:list xml:id="list3121958700" text:style-name="L3">
        <text:list-item>
          <text:p text:style-name="P17">A demonstrátori tevékenység akkor sikeres, ha azt a Tanszékvezetö annak minősítette.</text:p>
        </text:list-item>
        <text:list-item>
          <text:p text:style-name="P17">A demonstrátort megilletik az oktatók jogai és terhelik az oktatók kötelezettségei.</text:p>
        </text:list-item>
        <text:list-item>
          <text:p text:style-name="P17">A sikeres demonstrátori tevékenység a NEPTUN-ban, a törzslapon és az oklevélmellékletben feltüntetésre kerül.</text:p>
        </text:list-item>
        <text:list-item>
          <text:p text:style-name="P17">Amennyiben a demonstrátor tanulmányait vagy demonstrátori kötelezettségeit elhanyagolja, illetve azoknak nem tesz eleget, továbbá ha egyetemi hallgatókhoz nem méltó magatartást tanúsít, megbízása visszavonásra kerülhet.</text:p>
        </text:list-item>
      </text:list>
      <text:p text:style-name="P1"/>
      <text:p text:style-name="P7"><text:soft-page-break/>Díjazás:</text:p>
      <text:p text:style-name="P7"/>
      <text:p text:style-name="P10"><text:span text:style-name="T1">A demonstrátorral az Egyetem </text:span><text:span text:style-name="T2">demonstrátori </text:span><text:span text:style-name="T1">szerződést köt. A demonstrátori tevékenységért az Nftv. 44. §-ában foglaltak szerint munkadíj fizetendő, ami h</text:span><text:span text:style-name="T10">eti 2 óra tartása esetén a minimálbér 1/20-ad része. A Tanszékvezető döntése alapján ennél nagyobb összeg is fizethető.</text:span></text:p>
      <text:p text:style-name="P4"/>
      <text:p text:style-name="P4">Pályázni 20<text:span text:style-name="T13">2</text:span><text:span text:style-name="T14">2</text:span>. augusztus <text:span text:style-name="T12">2</text:span><text:span text:style-name="T14">1</text:span>-i határidővel elektronikusan lehet a tszvez@cs.bme.hu címre, Katona Gyula tanszékvezetőnek címezett pályázati anyaggal, <text:span text:style-name="T12">de ké</text:span>rjük, hogy pályáz<text:span text:style-name="T12">ati</text:span> szándékukat minél előbb <text:span text:style-name="T12">jelezzék</text:span>, hogy könnyebben tervezhessük a következő félév gyakorlatainak beosztását. A pályázatban szerepelnie kell a következőknek:</text:p>
      <text:p text:style-name="P4"/>
      <text:list xml:id="list3981353337" text:style-name="L4">
        <text:list-item>
          <text:p text:style-name="P15">A 20<text:span text:style-name="T13">2</text:span><text:span text:style-name="T14">2</text:span>. őszi félévben a pályázó tanulmányaira vonatkozó alábbi adatok:</text:p>
          <text:list>
            <text:list-item>
              <text:p text:style-name="P15">Intézmény, szak, évfolyam, BME-s hallgató esetén Neptun-kód</text:p>
            </text:list-item>
            <text:list-item>
              <text:p text:style-name="P15">Lezárt félévek száma</text:p>
            </text:list-item>
            <text:list-item>
              <text:p text:style-name="P15">A képzésben összesen megszerzett kreditek száma és súlyozott tanulmányi átlag</text:p>
            </text:list-item>
            <text:list-item>
              <text:p text:style-name="P15">Az utolsó két aktív félév ösztöndíj indexe (2 db érték)</text:p>
            </text:list-item>
            <text:list-item>
              <text:p text:style-name="P15">A matematikai jellegű tárgyakból elért eredmények</text:p>
            </text:list-item>
          </text:list>
        </text:list-item>
        <text:list-item>
          <text:p text:style-name="P15">Van-e a pályázónak korábbi diplomája (ha igen: kiadó intézmény, szak, fokozat (BSc/MSc)).</text:p>
        </text:list-item>
        <text:list-item>
          <text:p text:style-name="P15">A pályázó esetleges korábbi oktatási tapasztalatai (ideértve pl. konzultációkat, évfolyamtársak segítését, stb. is)</text:p>
        </text:list-item>
        <text:list-item>
          <text:p text:style-name="P15">A pályázó esetleges matematikai vonatkozású versenyeredményei (beleértve a középiskolás korban elérteket is) vagy egyéb, a rendes egyetemi tanulmányokon túlmutató teljesítményei.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" style:font-family-generic="swiss" style:font-pitch="variable"/>
    <style:font-face style:name="Verdana1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zeszler David</meta:initial-creator>
    <meta:creation-date>2017-01-17T12:57:46.825947800</meta:creation-date>
    <dc:date>2022-06-16T18:29:18.678221341</dc:date>
    <meta:editing-duration>PT1H15M8S</meta:editing-duration>
    <meta:editing-cycles>25</meta:editing-cycles>
    <meta:generator>LibreOffice/7.3.3.2$Linux_X86_64 LibreOffice_project/30$Build-2</meta:generator>
    <meta:document-statistic meta:table-count="0" meta:image-count="0" meta:object-count="0" meta:page-count="2" meta:paragraph-count="33" meta:word-count="436" meta:character-count="3336" meta:non-whitespace-character-count="2950"/>
  </office:meta>
</office:document-meta>
</file>